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55000000DDD6DA7CE10C8FC4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75in" fo:margin-left="-0.12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75in"/>
    </style:style>
    <style:style style:name="Table1.1" style:family="table-row">
      <style:table-row-properties style:min-row-height="0.2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P2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P7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transparent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style:page-number="auto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style:text-properties style:font-name="Calibri" fo:font-size="11pt" fo:font-weight="bold" officeooo:rsid="000c491f" officeooo:paragraph-rsid="000c491f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officeooo:paragraph-rsid="000c491f"/>
    </style:style>
    <style:style style:name="P15" style:family="paragraph" style:parent-style-name="Standard" style:list-style-name="L1">
      <style:text-properties fo:font-size="12pt" fo:font-weight="normal" officeooo:rsid="000c491f" officeooo:paragraph-rsid="000c491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officeooo:rsid="000d6c40" officeooo:paragraph-rsid="000d6c40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style="italic" fo:font-weight="normal" officeooo:rsid="000d6c40" officeooo:paragraph-rsid="000d6c40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break-before="auto" fo:break-aft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0c491f" style:font-size-asian="12pt" style:font-weight-asian="bold" style:font-size-complex="12pt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c491f" style:font-size-asian="11pt" style:font-weight-asian="bold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" fo:font-size="11pt" fo:font-weight="bold" officeooo:rsid="000c491f" style:font-name-asian="Calibri1" style:font-size-asian="11pt" style:font-weight-asian="bold" style:font-name-complex="Calibri1" style:font-size-complex="11pt"/>
    </style:style>
    <style:style style:name="T9" style:family="text">
      <style:text-properties style:font-name="Calibri" fo:font-size="11pt" fo:font-weight="bold" officeooo:rsid="000e9f54" style:font-name-asian="Calibri1" style:font-size-asian="11pt" style:font-weight-asian="bold" style:font-name-complex="Calibri1" style:font-size-complex="11pt"/>
    </style:style>
    <style:style style:name="T10" style:family="text">
      <style:text-properties officeooo:rsid="000c491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officeooo:rsid="000e9f5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680*" fo:start-indent="0in" fo:end-indent="0.1in"/>
          <style:column style:rel-width="4680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3">METODE NUMERIK</text:p>
          </table:table-cell>
          <table:table-cell table:style-name="Table1.C1" office:value-type="string">
            <text:p text:style-name="P12">CAPAIAN PEMBELAJARAN MATA KULIAH</text:p>
          </table:table-cell>
        </table:table-row>
        <table:table-row table:style-name="Table1.1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12">TE201406 </text:p>
          </table:table-cell>
          <table:table-cell table:style-name="Table1.C8" table:number-rows-spanned="7" office:value-type="string">
            <text:p text:style-name="P12">Mahasiswa mampu menghasilkan solusi dari permasalahan matematis menggunakan metode-metode numerik</text:p>
          </table:table-cell>
        </table:table-row>
        <table:table-row table:style-name="Table1.1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3">3/3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3"><text:span text:style-name="T17">19</text:span> OKTOBER 202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4"><text:span text:style-name="T9">13</text:span><text:span text:style-name="T8">.</text:span><text:span text:style-name="T9">0</text:span><text:span text:style-name="T8">0-</text:span><text:span text:style-name="T9">14</text:span><text:span text:style-name="T8">.</text:span><text:span text:style-name="T9">4</text:span><text:span text:style-name="T8">0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3">GOOGLE MEET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3">TERBUK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3">MIFTA NUR FARID</text:p>
          </table:table-cell>
          <table:covered-table-cell/>
        </table:table-row>
      </table:table>
      <text:p text:style-name="P18"/>
      <text:list xml:id="list3313266922" text:style-name="L1">
        <text:list-item>
          <text:p text:style-name="P15"><text:span text:style-name="T7">(30 POIN)</text:span> Tentukan polinom Maclaurin orde 4 untuk <text:span text:style-name="T12">f(x) = sin(2x)</text:span>, kemudian gunakan polinom tersebut untuk menghampiri nilai <text:span text:style-name="T12">f(0.23)</text:span>.</text:p>
        </text:list-item>
        <text:list-item>
          <text:p text:style-name="P15"><text:span text:style-name="T7">(35 POIN)</text:span> Dapatkah metode Newton-Raphson digunakan untuk memecahkan:</text:p>
          <text:list>
            <text:list-item>
              <text:p text:style-name="P15"><text:span text:style-name="T12">f(x) = 0</text:span> jika <text:span text:style-name="T12">f(x) = x</text:span><text:span text:style-name="T16">(1/3)</text:span></text:p>
            </text:list-item>
            <text:list-item>
              <text:p text:style-name="P15">f(x) = 0 jika f(x) = (x-3) 1/2 dan tebakan awal x 0 = 4?</text:p>
            </text:list-item>
          </text:list>
          <text:p text:style-name="P15">Mengapa demikian?</text:p>
        </text:list-item>
        <text:list-item>
          <text:p text:style-name="P16"><text:span text:style-name="T7">(35 POIN)</text:span> Dapatkah sistem persamaan lanjar berikut :</text:p>
        </text:list-item>
      </text:list>
      <text:section text:style-name="Sect1" text:name="Section1">
        <text:list xml:id="list33615463898882" text:continue-numbering="true" text:style-name="L1">
          <text:list-item>
            <text:list>
              <text:list-item>
                <text:p text:style-name="P17">5x + 3y = 6</text:p>
                <text:p text:style-name="P17">4x - 2y = 8</text:p>
              </text:list-item>
              <text:list-item>
                <text:p text:style-name="P17">5x + 3y = 6</text:p>
                <text:p text:style-name="P17">-6x - 8y = -4</text:p>
              </text:list-item>
              <text:list-item>
                <text:p text:style-name="P17">2x + y - 5z = 9</text:p>
                <text:p text:style-name="P17">x - 5y - z = 14</text:p>
                <text:p text:style-name="P17">7x - y - 3z = 26</text:p>
              </text:list-item>
            </text:list>
          </text:list-item>
        </text:list>
      </text:section>
      <text:list xml:id="list33617132683155" text:continue-numbering="true" text:style-name="L1">
        <text:list-header>
          <text:p text:style-name="P16">diselesaikan dengan metode iterasi Jacobi dan iterasi Gauss-Seidell ? Mengapa demikian?</text:p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fals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7465in" fo:margin-top="0in" fo:margin-bottom="0in" fo:break-before="auto" fo:break-after="auto" table:align="center" style:writing-mode="lr-tb"/>
    </style:style>
    <style:style style:name="Table3.A" style:family="table-column">
      <style:table-column-properties style:column-width="1.5083in"/>
    </style:style>
    <style:style style:name="Table3.B" style:family="table-column">
      <style:table-column-properties style:column-width="3.2382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0.1924in"/>
    </style:style>
    <style:style style:name="Table3.E" style:family="table-column">
      <style:table-column-properties style:column-width="1.0576in"/>
    </style:style>
    <style:style style:name="Table3.1" style:family="table-row">
      <style:table-row-properties style:min-row-height="0.0139in" fo:keep-together="auto"/>
    </style:style>
    <style:style style:name="Table3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4" style:family="table">
      <style:table-properties style:width="6.7465in" fo:margin-top="0in" fo:margin-bottom="0in" fo:break-before="auto" fo:break-after="auto" table:align="center" style:writing-mode="lr-tb"/>
    </style:style>
    <style:style style:name="Table4.A" style:family="table-column">
      <style:table-column-properties style:column-width="1.5083in"/>
    </style:style>
    <style:style style:name="Table4.B" style:family="table-column">
      <style:table-column-properties style:column-width="2.9882in"/>
    </style:style>
    <style:style style:name="Table4.C" style:family="table-column">
      <style:table-column-properties style:column-width="0.8118in"/>
    </style:style>
    <style:style style:name="Table4.D" style:family="table-column">
      <style:table-column-properties style:column-width="0.3799in"/>
    </style:style>
    <style:style style:name="Table4.E" style:family="table-column">
      <style:table-column-properties style:column-width="1.0583in"/>
    </style:style>
    <style:style style:name="Table4.1" style:family="table-row">
      <style:table-row-properties style:min-row-height="0.0139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0785in" fo:padding-right="0.075in" fo:padding-top="0in" fo:padding-bottom="0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in" fo:margin-bottom="0in" loext:contextual-spacing="false" fo:line-height="100%" fo:orphans="0" fo:widows="0" fo:break-before="auto" fo:break-after="auto" fo:padding="0in" fo:border="none"/>
      <style:text-properties fo:color="#000000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/>
    </style:style>
    <style:style style:name="MP3" style:family="paragraph" style:parent-style-name="Standard">
      <style:paragraph-properties fo:margin-left="-0.0835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background-color="transparen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left="0in" fo:margin-right="-0.0417in" fo:margin-top="0in" fo:margin-bottom="0in" loext:contextual-spacing="false" fo:line-height="100%" fo:text-indent="0in" style:auto-text-indent="false"/>
      <style:text-properties fo:background-color="#ff0000"/>
    </style:style>
    <style:style style:name="MP7" style:family="paragraph" style:parent-style-name="Standard">
      <style:paragraph-properties fo:margin-left="0.1217in" fo:margin-right="0in" fo:margin-top="0in" fo:margin-bottom="0in" loext:contextual-spacing="false" fo:line-height="100%" fo:text-indent="-0.1217in" style:auto-text-indent="false"/>
    </style:style>
    <style:style style:name="M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6pt" fo:font-weight="bold" style:font-size-asian="16pt" style:font-weight-asian="bold" style:font-size-complex="16pt"/>
    </style:style>
    <style:style style:name="MT2" style:family="text">
      <style:text-properties fo:font-size="12pt" fo:font-weight="bold" style:font-size-asian="12pt" style:font-weight-asian="bold" style:font-size-complex="12pt"/>
    </style:style>
    <style:style style:name="MT3" style:family="text">
      <style:text-properties fo:font-size="12pt" fo:font-weight="bold" officeooo:rsid="000c491f" style:font-size-asian="12pt" style:font-weight-asian="bold" style:font-size-complex="12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c491f" style:font-size-asian="11pt" style:font-weight-asian="bold" style:font-size-complex="11pt"/>
    </style:style>
    <style:style style:name="MT6" style:family="text">
      <style:text-properties officeooo:rsid="000c491f"/>
    </style:style>
    <style:style style:name="MT7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0.9146in" svg:height="0.5929in" draw:z-index="0"><draw:image xlink:href="Pictures/1000020100000155000000DDD6DA7CE10C8FC411.png" xlink:type="simple" xlink:show="embed" xlink:actuate="onLoad" loext:mime-type="image/png"/></draw:frame></text:p>
            </table:table-cell>
            <table:table-cell table:style-name="Table3.A1" table:number-rows-spanned="4" office:value-type="string">
              <text:p text:style-name="MP4"><text:span text:style-name="MT1">UJIAN TENGAH SEMESTER</text:span></text:p>
              <text:p text:style-name="MP4"><text:span text:style-name="MT2">PROGRAM STUDI </text:span><text:span text:style-name="MT3">TEKNIK ELEKTRO</text:span></text:p>
              <text:p text:style-name="MP4"><text:span text:style-name="MT4">Sem</text:span><text:span text:style-name="MT5">e</text:span><text:span text:style-name="MT4">seter Gasal Tahun ajaran </text:span><text:span text:style-name="MT5">2021</text:span><text:span text:style-name="MT4">-</text:span><text:span text:style-name="MT5">2022</text:span></text:p>
            </table:table-cell>
            <table:table-cell table:style-name="Table3.C1" office:value-type="string">
              <text:p text:style-name="MP5">No. Dok.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6"/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5">Tgl. Terbit</text:p>
            </table:table-cell>
            <table:table-cell table:style-name="Table3.D1" office:value-type="string">
              <text:p text:style-name="MP5">: </text:p>
            </table:table-cell>
            <table:table-cell table:style-name="Table3.E1" office:value-type="string">
              <text:p text:style-name="MP5"><text:span text:style-name="MT6">13</text:span>/<text:span text:style-name="MT6">10</text:span>/<text:span text:style-name="MT6">2021</text:span>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7">No. Revisi 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00</text:p>
            </table:table-cell>
          </table:table-row>
          <table:table-row table:style-name="Table3.1">
            <table:covered-table-cell/>
            <table:covered-table-cell/>
            <table:table-cell table:style-name="Table3.C1" office:value-type="string">
              <text:p text:style-name="MP5">Hal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0.9146in" svg:height="0.5929in" draw:z-index="0"><draw:image xlink:href="Pictures/1000020100000155000000DDD6DA7CE10C8FC411.png" xlink:type="simple" xlink:show="embed" xlink:actuate="onLoad" loext:mime-type="image/png"/></draw:frame></text:p>
            </table:table-cell>
            <table:table-cell table:style-name="Table4.A1" table:number-rows-spanned="4" office:value-type="string">
              <text:p text:style-name="MP8">SILABUS</text:p>
              <text:p text:style-name="MP9"><text:span text:style-name="MT2">PROGRAM STUDI </text:span><text:span text:style-name="MT7">XXXXX</text:span></text:p>
              <text:p text:style-name="MP10">Tahun ajaran 2020 - 2025</text:p>
            </table:table-cell>
            <table:table-cell table:style-name="Table4.C1" office:value-type="string">
              <text:p text:style-name="MP5">No. Dok.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6"/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5">Tgl. Terbit</text:p>
            </table:table-cell>
            <table:table-cell table:style-name="Table4.D1" office:value-type="string">
              <text:p text:style-name="MP5">: </text:p>
            </table:table-cell>
            <table:table-cell table:style-name="Table4.E1" office:value-type="string">
              <text:p text:style-name="MP5">dd/mm/yyyy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7">No. Revisi 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00</text:p>
            </table:table-cell>
          </table:table-row>
          <table:table-row table:style-name="Table4.1">
            <table:covered-table-cell/>
            <table:covered-table-cell/>
            <table:table-cell table:style-name="Table4.C1" office:value-type="string">
              <text:p text:style-name="MP5">Hal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1/2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0T08:41:00</meta:creation-date>
    <meta:initial-creator>GUSTI UNT</meta:initial-creator>
    <meta:generator>LibreOffice/6.4.7.2$Linux_X86_64 LibreOffice_project/40$Build-2</meta:generator>
    <dc:date>2021-10-19T03:36:14.876097977</dc:date>
    <meta:editing-duration>PT5M27S</meta:editing-duration>
    <meta:editing-cycles>3</meta:editing-cycles>
    <meta:document-statistic meta:table-count="3" meta:image-count="2" meta:object-count="0" meta:page-count="1" meta:paragraph-count="62" meta:word-count="213" meta:character-count="1104" meta:non-whitespace-character-count="953"/>
  </office:meta>
</office:document-meta>
</file>